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666666" draw:marker-start-width="0.321cm" draw:marker-end-width="0.321cm" draw:fill-color="#dddddd" draw:textarea-horizontal-align="justify" draw:textarea-vertical-align="middle" draw:auto-grow-height="false" fo:min-height="0.94cm" fo:min-width="1.96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35cm" svg:stroke-color="#666666" draw:marker-start-width="0.252cm" draw:marker-end-width="0.252cm" draw:fill-color="#ffffff" draw:textarea-horizontal-align="justify" draw:textarea-vertical-align="middle" draw:auto-grow-height="false" fo:min-height="0.67cm" fo:min-width="1.689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dash" draw:stroke-dash="Dot" svg:stroke-width="0.035cm" svg:stroke-color="#000000" draw:marker-start-width="0.252cm" draw:marker-end-width="0.252cm" draw:fill="none" draw:textarea-horizontal-align="justify" draw:textarea-vertical-align="middle" draw:auto-grow-height="false" fo:min-height="0.668cm" fo:min-width="2.00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668cm" fo:min-width="2.958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668cm" fo:min-width="2.94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666666" draw:marker-start-width="0.252cm" draw:marker-end-width="0.252cm" draw:fill-color="#ffffff" draw:textarea-horizontal-align="justify" draw:textarea-vertical-align="middle" draw:auto-grow-height="false" fo:min-height="0.67cm" fo:min-width="2.959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stroke="dash" draw:stroke-dash="Dot" svg:stroke-width="0.035cm" svg:stroke-color="#000000" draw:marker-start-width="0.252cm" draw:marker-end-width="0.252cm" draw:fill="none" draw:textarea-horizontal-align="justify" draw:textarea-vertical-align="middle" draw:auto-grow-height="false" fo:min-height="0.614cm" fo:min-width="1.802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objectwithoutfill">
      <style:graphic-properties draw:marker-end="Arrowheads_20_11" draw:marker-end-width="0.3cm" draw:fill="none" draw:textarea-vertical-align="middle"/>
    </style:style>
    <style:style style:name="gr11" style:family="graphic" style:parent-style-name="objectwithoutfill">
      <style:graphic-properties draw:marker-end="Arrowheads_20_20" draw:marker-end-width="0.3cm" draw:fill="none" draw:textarea-vertical-align="middle"/>
    </style:style>
    <style:style style:name="gr12" style:family="graphic" style:parent-style-name="objectwithoutfill">
      <style:graphic-properties draw:marker-end="Arrowheads_20_22" draw:marker-end-width="0.3cm" draw:fill="none" draw:textarea-vertical-align="middle"/>
    </style:style>
    <style:style style:name="gr13" style:family="graphic" style:parent-style-name="objectwithoutfill">
      <style:graphic-properties draw:marker-end="Arrowheads_20_23" draw:marker-end-width="0.3cm" draw:fill="none" draw:textarea-vertical-align="middle"/>
    </style:style>
    <style:style style:name="gr14" style:family="graphic" style:parent-style-name="objectwithoutfill">
      <style:graphic-properties draw:marker-end="Arrowheads_20_25" draw:marker-end-width="0.3cm" draw:fill="none" draw:textarea-vertical-align="middle"/>
    </style:style>
    <style:style style:name="gr15" style:family="graphic" style:parent-style-name="objectwithoutfill">
      <style:graphic-properties draw:marker-end="Arrowheads_20_26" draw:marker-end-width="0.3cm" draw:fill="none" draw:textarea-vertical-align="middle"/>
    </style:style>
    <style:style style:name="gr16" style:family="graphic" style:parent-style-name="objectwithoutfill">
      <style:graphic-properties draw:marker-end="Arrowheads_20_30" draw:marker-end-width="0.3cm" draw:fill="none" draw:textarea-vertical-align="middle"/>
    </style:style>
    <style:style style:name="gr17" style:family="graphic" style:parent-style-name="objectwithoutfill">
      <style:graphic-properties draw:marker-end="Arrowheads_20_31" draw:marker-end-width="0.3cm" draw:fill="none" draw:textarea-vertical-align="middle"/>
    </style:style>
    <style:style style:name="gr18" style:family="graphic" style:parent-style-name="objectwithoutfill">
      <style:graphic-properties draw:marker-end="Arrowheads_20_32" draw:marker-end-width="0.3cm" draw:fill="none" draw:textarea-vertical-align="middle"/>
    </style:style>
    <style:style style:name="gr19" style:family="graphic" style:parent-style-name="objectwithoutfill">
      <style:graphic-properties draw:marker-end="Arrowheads_20_34" draw:marker-end-width="0.3cm" draw:fill="none" draw:textarea-vertical-align="middle"/>
    </style:style>
    <style:style style:name="gr20" style:family="graphic" style:parent-style-name="standard">
      <style:graphic-properties svg:stroke-width="0.053cm" svg:stroke-color="#ff3838" draw:marker-start-width="0.279cm" draw:marker-end-width="0.279cm" draw:fill-color="#ffdbb6" draw:textarea-horizontal-align="justify" draw:textarea-vertical-align="middle" draw:auto-grow-height="false" fo:min-height="1.337cm" fo:min-width="2.358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35cm" svg:stroke-color="#ff3838" draw:marker-start-width="0.252cm" draw:marker-end-width="0.252cm" draw:fill-color="#ffdbb6" draw:textarea-horizontal-align="justify" draw:textarea-vertical-align="middle" draw:auto-grow-height="false" fo:min-height="0.67cm" fo:min-width="2.959cm" fo:padding-top="0.142cm" fo:padding-bottom="0.142cm" fo:padding-left="0.267cm" fo:padding-right="0.267cm"/>
      <style:paragraph-properties style:writing-mode="lr-tb"/>
    </style:style>
    <style:style style:name="gr22" style:family="graphic" style:parent-style-name="objectwithoutfill">
      <style:graphic-properties draw:marker-end="Arrowheads_20_35" draw:marker-end-width="0.3cm" draw:fill="none" draw:textarea-vertical-align="middle"/>
    </style:style>
    <style:style style:name="gr23" style:family="graphic" style:parent-style-name="objectwithoutfill">
      <style:graphic-properties draw:marker-end="Arrowheads_20_37" draw:marker-end-width="0.3cm" draw:fill="none" draw:textarea-vertical-align="middle"/>
    </style:style>
    <style:style style:name="gr24" style:family="graphic" style:parent-style-name="objectwithoutfill">
      <style:graphic-properties draw:marker-end="Arrowheads_20_38" draw:marker-end-width="0.3cm" draw:fill="none" draw:textarea-vertical-align="middle"/>
    </style:style>
    <style:style style:name="gr25" style:family="graphic" style:parent-style-name="objectwithoutfill">
      <style:graphic-properties svg:stroke-color="#ff3838" draw:marker-end="Arrowheads_20_39" draw:marker-end-width="0.3cm" draw:fill="none" draw:textarea-vertical-align="middle"/>
    </style:style>
    <style:style style:name="gr26" style:family="graphic" style:parent-style-name="objectwithoutfill">
      <style:graphic-properties svg:stroke-color="#ff3838" draw:marker-end="Arrowheads_20_40" draw:marker-end-width="0.3cm" draw:fill="none" draw:textarea-vertical-align="middle"/>
    </style:style>
    <style:style style:name="gr27" style:family="graphic" style:parent-style-name="objectwithoutfill">
      <style:graphic-properties draw:marker-end="Arrowheads_20_42" draw:marker-end-width="0.3cm" draw:fill="none" draw:textarea-vertical-align="middle"/>
    </style:style>
    <style:style style:name="gr28" style:family="graphic" style:parent-style-name="objectwithoutfill">
      <style:graphic-properties svg:stroke-color="#ff3838" draw:marker-end="Arrowheads_20_45" draw:marker-end-width="0.3cm" draw:fill="none" draw:textarea-vertical-align="middle"/>
    </style:style>
    <style:style style:name="gr29" style:family="graphic" style:parent-style-name="objectwithoutfill">
      <style:graphic-properties svg:stroke-color="#ff3838" draw:marker-end="Arrowheads_20_46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style:font-name="Times New Roman"/>
    </style:style>
    <style:style style:name="P2" style:family="paragraph">
      <loext:graphic-properties draw:fill-color="#dddddd"/>
      <style:paragraph-properties fo:text-align="center" style:writing-mode="lr-tb"/>
      <style:text-properties style:font-name="Times New Roman"/>
    </style:style>
    <style:style style:name="P3" style:family="paragraph">
      <loext:graphic-properties draw:fill-color="#ffffff"/>
      <style:paragraph-properties fo:text-align="center" style:writing-mode="lr-tb"/>
      <style:text-properties style:font-name="Times New Roman"/>
    </style:style>
    <style:style style:name="P4" style:family="paragraph">
      <style:paragraph-properties fo:text-align="center" style:writing-mode="lr-tb"/>
      <style:text-properties style:font-name="Times New Roman" fo:font-style="italic" style:font-style-asian="italic" style:font-style-complex="italic"/>
    </style:style>
    <style:style style:name="P5" style:family="paragraph">
      <loext:graphic-properties draw:fill="none"/>
      <style:paragraph-properties fo:text-align="center" style:writing-mode="lr-tb"/>
      <style:text-properties style:font-name="Times New Roman" fo:font-style="italic" style:font-style-asian="italic" style:font-style-complex="italic"/>
    </style:style>
    <style:style style:name="P6" style:family="paragraph">
      <loext:graphic-properties draw:fill-color="#eeeeee"/>
      <style:paragraph-properties fo:text-align="center" style:writing-mode="lr-tb"/>
      <style:text-properties style:font-name="Times New Roman"/>
    </style:style>
    <style:style style:name="P7" style:family="paragraph">
      <style:paragraph-properties fo:text-align="center" style:writing-mode="lr-tb"/>
      <style:text-properties style:font-name="Times New Roman" fo:font-size="12pt" style:font-size-asian="12pt" style:font-size-complex="12pt"/>
    </style:style>
    <style:style style:name="P8" style:family="paragraph">
      <loext:graphic-properties draw:fill="none"/>
      <style:paragraph-properties fo:text-align="center" style:writing-mode="lr-tb"/>
      <style:text-properties style:font-name="Times New Roman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dbb6"/>
      <style:paragraph-properties fo:text-align="center"/>
      <style:text-properties style:font-name="Times New Roman"/>
    </style:style>
    <style:style style:name="P12" style:family="paragraph">
      <loext:graphic-properties draw:fill-color="#ffdbb6"/>
      <style:paragraph-properties fo:text-align="center" style:writing-mode="lr-tb"/>
      <style:text-properties style:font-name="Times New Roman"/>
    </style:style>
    <style:style style:name="T1" style:family="text">
      <style:text-properties style:font-name="Times New Roman" fo:font-size="13pt" style:font-size-asian="13pt" style:font-size-complex="13pt"/>
    </style:style>
    <style:style style:name="T2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27cm" svg:x="1.087cm" svg:y="2.722cm">
          <text:p text:style-name="P1"><text:span text:style-name="T1">First</text:span></text:p>
          <text:p text:style-name="P1"><text:span text:style-name="T2">fr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1.087cm" svg:y="4.78cm">
          <text:p text:style-name="P1"><text:span text:style-name="T1">Second</text:span></text:p>
          <text:p text:style-name="P1"><text:span text:style-name="T2">fr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54cm" svg:height="1.27cm" svg:x="4.167cm" svg:y="2.564cm">
          <text:p text:style-name="P1"><text:span text:style-name="T3">Backbone</text:span></text:p>
          <text:p text:style-name="P1"><text:span text:style-name="T4">featur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xml:id="id2" draw:id="id2" draw:layer="layout" svg:width="2.54cm" svg:height="1.27cm" svg:x="4.168cm" svg:y="4.623cm">
          <text:p text:style-name="P1"><text:span text:style-name="T3">Backbone</text:span></text:p>
          <text:p text:style-name="P1"><text:span text:style-name="T4">featur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5" xml:id="id9" draw:id="id9" draw:layer="layout" svg:width="2.54cm" svg:height="0.952cm" svg:x="11.865cm" svg:y="4.64cm">
          <text:p text:style-name="P4"><text:span text:style-name="T5">ROI-alig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2" draw:id="id12" draw:layer="layout" svg:width="2.54cm" svg:height="0.952cm" svg:x="11.882cm" svg:y="6.245cm">
          <text:p text:style-name="P4"><text:span text:style-name="T5">ROI-alig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7" draw:id="id7" draw:layer="layout" svg:width="3.492cm" svg:height="0.952cm" svg:x="7.538cm" svg:y="3.822cm">
          <text:p text:style-name="P1"><text:span text:style-name="T3">RPN</text:span><text:span text:style-name="T4"> hea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8" draw:id="id8" draw:layer="layout" svg:width="2.54cm" svg:height="0.952cm" svg:x="11.865cm" svg:y="3.035cm">
          <text:p text:style-name="P4"><text:span text:style-name="T5">ROI-alig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3.48cm" svg:height="0.952cm" svg:x="19.263cm" svg:y="11.247cm">
          <text:p text:style-name="P1"><text:span text:style-name="T3">Tracker</text:span><text:span text:style-name="T4"> head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3.48cm" svg:height="0.952cm" svg:x="11.109cm" svg:y="11.236cm">
          <text:p text:style-name="P1"><text:span text:style-name="T3">Detector</text:span><text:span text:style-name="T4"> head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0" draw:id="id10" draw:layer="layout" svg:width="3.81cm" svg:height="1.27cm" svg:x="19.568cm" svg:y="2.689cm">
          <text:p text:style-name="P1"><text:span text:style-name="T3">Exemplar</text:span><text:span text:style-name="T4"> featur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xml:id="id11" draw:id="id11" draw:layer="layout" svg:width="3.81cm" svg:height="1.27cm" svg:x="14.969cm" svg:y="4.304cm">
          <text:p text:style-name="P1"><text:span text:style-name="T3">Search</text:span><text:span text:style-name="T4"> featur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8" xml:id="id4" draw:id="id4" draw:layer="layout" svg:width="3.302cm" svg:height="1.27cm" svg:x="23.236cm" svg:y="11.077cm">
          <text:p text:style-name="P7"><text:span text:style-name="T3">Tracker</text:span><text:span text:style-name="T4"> lo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6" draw:id="id6" draw:layer="layout" svg:width="3.302cm" svg:height="1.27cm" svg:x="15.076cm" svg:y="11.084cm">
          <text:p text:style-name="P7"><text:span text:style-name="T3">Detector</text:span><text:span text:style-name="T4"> lo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13" draw:id="id13" draw:layer="layout" svg:width="3.302cm" svg:height="1.27cm" svg:x="7.629cm" svg:y="1.234cm">
          <text:p text:style-name="P7"><text:span text:style-name="T3">RPN</text:span><text:span text:style-name="T4"> lo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svg:x1="3.627cm" svg:y1="3.357cm" svg:x2="4.167cm" svg:y2="3.358cm" draw:end-shape="id1" draw:end-glue-point="6" svg:d="M3627 3357h11v1h529" svg:viewBox="0 0 541 2">
          <text:p/>
        </draw:connector>
        <draw:connector draw:style-name="gr9" draw:text-style-name="P9" draw:layer="layout" svg:x1="3.627cm" svg:y1="5.415cm" svg:x2="4.168cm" svg:y2="5.417cm" draw:end-shape="id2" draw:end-glue-point="6" svg:d="M3627 5415h12v2h529" svg:viewBox="0 0 542 3">
          <text:p/>
        </draw:connector>
        <draw:connector draw:style-name="gr10" draw:text-style-name="P9" draw:layer="layout" svg:x1="22.743cm" svg:y1="11.723cm" svg:x2="23.236cm" svg:y2="11.712cm" draw:start-shape="id3" draw:start-glue-point="1" draw:end-shape="id4" draw:end-glue-point="6" svg:d="M22743 11723h247v-11h246" svg:viewBox="0 0 494 12">
          <text:p/>
        </draw:connector>
        <draw:connector draw:style-name="gr11" draw:text-style-name="P9" draw:layer="layout" svg:x1="14.589cm" svg:y1="11.712cm" svg:x2="15.076cm" svg:y2="11.719cm" draw:start-shape="id5" draw:start-glue-point="1" draw:end-shape="id6" draw:end-glue-point="6" svg:d="M14589 11712h244v7h243" svg:viewBox="0 0 488 8">
          <text:p/>
        </draw:connector>
        <draw:custom-shape draw:style-name="gr6" draw:text-style-name="P3" xml:id="id15" draw:id="id15" draw:layer="layout" svg:width="3.81cm" svg:height="1.27cm" svg:x="11.095cm" svg:y="8.902cm">
          <text:p text:style-name="P1"><text:span text:style-name="T3">Detector</text:span><text:span text:style-name="T4"> featur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2" draw:text-style-name="P9" draw:layer="layout" svg:x1="6.39cm" svg:y1="3.358cm" svg:x2="7.538cm" svg:y2="4.298cm" draw:start-shape="id1" draw:start-glue-point="8" draw:end-shape="id7" draw:end-glue-point="3" svg:d="M6390 3358h733v940h415" svg:viewBox="0 0 1149 941">
          <text:p/>
        </draw:connector>
        <draw:connector draw:style-name="gr13" draw:text-style-name="P9" draw:layer="layout" svg:x1="6.391cm" svg:y1="5.417cm" svg:x2="7.538cm" svg:y2="4.298cm" draw:start-shape="id2" draw:start-glue-point="8" draw:end-shape="id7" draw:end-glue-point="3" svg:d="M6391 5417h733v-1119h414" svg:viewBox="0 0 1148 1120">
          <text:p/>
        </draw:connector>
        <draw:connector draw:style-name="gr14" draw:text-style-name="P9" draw:layer="layout" svg:x1="11.03cm" svg:y1="4.298cm" svg:x2="11.865cm" svg:y2="3.511cm" draw:end-shape="id8" draw:end-glue-point="3" svg:d="M11030 4298h159v-787h676" svg:viewBox="0 0 836 788">
          <text:p/>
        </draw:connector>
        <draw:connector draw:style-name="gr15" draw:text-style-name="P9" draw:layer="layout" svg:x1="11.03cm" svg:y1="4.298cm" svg:x2="11.865cm" svg:y2="5.116cm" draw:end-shape="id9" draw:end-glue-point="3" svg:d="M11030 4298h159v818h676" svg:viewBox="0 0 836 819">
          <text:p/>
        </draw:connector>
        <draw:connector draw:style-name="gr16" draw:text-style-name="P9" draw:layer="layout" svg:x1="14.405cm" svg:y1="3.511cm" svg:x2="19.568cm" svg:y2="3.483cm" draw:start-shape="id8" draw:start-glue-point="1" draw:end-shape="id10" draw:end-glue-point="6" svg:d="M14405 3511h2582v-28h2581" svg:viewBox="0 0 5164 29">
          <text:p/>
        </draw:connector>
        <draw:connector draw:style-name="gr17" draw:text-style-name="P9" draw:layer="layout" svg:x1="14.405cm" svg:y1="5.116cm" svg:x2="14.969cm" svg:y2="5.098cm" draw:start-shape="id9" draw:start-glue-point="1" draw:end-shape="id11" draw:end-glue-point="6" svg:d="M14405 5116h282v-18h282" svg:viewBox="0 0 565 19">
          <text:p/>
        </draw:connector>
        <draw:connector draw:style-name="gr18" draw:text-style-name="P9" draw:layer="layout" svg:x1="9.284cm" svg:y1="4.774cm" svg:x2="11.882cm" svg:y2="6.721cm" draw:start-shape="id7" draw:start-glue-point="2" draw:end-shape="id12" draw:end-glue-point="3" svg:d="M9284 4774v1947h2598" svg:viewBox="0 0 2599 1948">
          <text:p/>
        </draw:connector>
        <draw:connector draw:style-name="gr19" draw:text-style-name="P9" draw:layer="layout" svg:x1="9.284cm" svg:y1="3.822cm" svg:x2="9.28cm" svg:y2="2.504cm" draw:start-shape="id7" draw:start-glue-point="0" draw:end-shape="id13" draw:end-glue-point="8" svg:d="M9284 3822v-658h-4v-660" svg:viewBox="0 0 5 1319">
          <text:p/>
        </draw:connector>
        <draw:custom-shape draw:style-name="gr20" draw:text-style-name="P11" xml:id="id14" draw:id="id14" draw:layer="layout" svg:width="2.858cm" svg:height="1.587cm" svg:x="17.81cm" svg:y="6.455cm">
          <text:p text:style-name="P10"><text:span text:style-name="T4">Deformable</text:span></text:p>
          <text:p text:style-name="P10"><text:span text:style-name="T4">Siamese</text:span></text:p>
          <text:p text:style-name="P10"><text:span text:style-name="T3">Atten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xml:id="id17" draw:id="id17" draw:layer="layout" svg:width="3.81cm" svg:height="1.27cm" svg:x="19.267cm" svg:y="8.885cm">
          <text:p text:style-name="P1"><text:span text:style-name="T3">Attentional</text:span></text:p>
          <text:p text:style-name="P1"><text:span text:style-name="T3">Exemplar</text:span><text:span text:style-name="T4"> featur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2" xml:id="id16" draw:id="id16" draw:layer="layout" svg:width="3.81cm" svg:height="1.27cm" svg:x="15.305cm" svg:y="8.885cm">
          <text:p text:style-name="P1"><text:span text:style-name="T3">Attentional</text:span></text:p>
          <text:p text:style-name="P1"><text:span text:style-name="T3">Search</text:span><text:span text:style-name="T4"> featur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2" draw:text-style-name="P9" draw:layer="layout" svg:x1="21.314cm" svg:y1="3.959cm" svg:x2="19.239cm" svg:y2="6.455cm" draw:start-shape="id10" draw:start-glue-point="7" draw:end-shape="id14" draw:end-glue-point="0" svg:d="M21314 3959v1244h-2075v1252" svg:viewBox="0 0 2076 2497">
          <text:p/>
        </draw:connector>
        <draw:connector draw:style-name="gr23" draw:text-style-name="P9" draw:layer="layout" svg:x1="16.715cm" svg:y1="5.574cm" svg:x2="19.239cm" svg:y2="6.455cm" draw:start-shape="id11" draw:start-glue-point="7" draw:end-shape="id14" draw:end-glue-point="0" svg:d="M16715 5574v436h2524v445" svg:viewBox="0 0 2525 882">
          <text:p/>
        </draw:connector>
        <draw:connector draw:style-name="gr24" draw:text-style-name="P9" draw:layer="layout" svg:x1="13.152cm" svg:y1="7.197cm" svg:x2="13.159cm" svg:y2="8.902cm" draw:start-shape="id12" draw:start-glue-point="2" draw:end-shape="id15" draw:end-glue-point="4" svg:d="M13152 7197v853h7v852" svg:viewBox="0 0 8 1706">
          <text:p/>
        </draw:connector>
        <draw:connector draw:style-name="gr25" draw:text-style-name="P9" draw:layer="layout" svg:x1="19.239cm" svg:y1="8.042cm" svg:x2="17.369cm" svg:y2="8.885cm" draw:start-shape="id14" draw:start-glue-point="2" draw:end-shape="id16" draw:end-glue-point="4" svg:d="M19239 8042v426h-1870v417" svg:viewBox="0 0 1871 844">
          <text:p/>
        </draw:connector>
        <draw:connector draw:style-name="gr26" draw:text-style-name="P9" draw:layer="layout" svg:x1="19.239cm" svg:y1="8.042cm" svg:x2="21.331cm" svg:y2="8.885cm" draw:start-shape="id14" draw:start-glue-point="2" draw:end-shape="id17" draw:end-glue-point="4" svg:d="M19239 8042v426h2092v417" svg:viewBox="0 0 2093 844">
          <text:p/>
        </draw:connector>
        <draw:connector draw:style-name="gr27" draw:text-style-name="P9" draw:layer="layout" svg:x1="12.841cm" svg:y1="10.172cm" svg:x2="12.849cm" svg:y2="11.236cm" draw:start-shape="id15" draw:start-glue-point="7" draw:end-shape="id5" draw:end-glue-point="0" svg:d="M12841 10172v533h8v531" svg:viewBox="0 0 9 1065">
          <text:p/>
        </draw:connector>
        <draw:connector draw:style-name="gr28" draw:text-style-name="P9" draw:layer="layout" svg:x1="17.051cm" svg:y1="10.155cm" svg:x2="21.003cm" svg:y2="11.247cm" draw:start-shape="id16" draw:start-glue-point="7" draw:end-shape="id3" svg:d="M17051 10155v547h3952v545" svg:viewBox="0 0 3953 1093">
          <text:p/>
        </draw:connector>
        <draw:connector draw:style-name="gr29" draw:text-style-name="P9" draw:layer="layout" svg:x1="21.013cm" svg:y1="10.155cm" svg:x2="21.003cm" svg:y2="11.247cm" draw:start-shape="id17" draw:start-glue-point="7" draw:end-shape="id3" svg:d="M21013 10155v547h-10v545" svg:viewBox="0 0 11 1093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7T08:43:07.380000000</meta:creation-date>
    <dc:date>2022-01-27T16:08:38.933000000</dc:date>
    <meta:editing-duration>PT4H20M30S</meta:editing-duration>
    <meta:editing-cycles>16</meta:editing-cycles>
    <meta:generator>LibreOffice/7.0.2.2$Windows_X86_64 LibreOffice_project/8349ace3c3162073abd90d81fd06dcfb6b36b994</meta:generator>
    <meta:document-statistic meta:object-count="39"/>
  </office:meta>
</office:document-meta>
</file>